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 style:data-style-name="N0"/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6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Pablo</text:p>
          </table:table-cell>
          <table:table-cell table:style-name="ce3" office:value-type="string" calcext:value-type="string">
            <text:p>Javi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ltura</text:p>
          </table:table-cell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dad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g. Mano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ng. Pie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so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jos</text:p>
          </table:table-cell>
          <table:table-cell table:number-columns-repeated="2" office:value-type="string" calcext:value-type="string">
            <text:p>Verde</text:p>
          </table:table-cell>
          <table:table-cell office:value-type="string" calcext:value-type="string">
            <text:p>Azú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l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Calvo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IF([.C5]&gt;180;[.D5];[.E5])" office:value-type="float" office:value="167" calcext:value-type="float">
            <text:p>167</text:p>
          </table:table-cell>
          <table:table-cell table:formula="of:=IF([.D11]=&quot;Castaño&quot;;&quot;Castaño&quot;;&quot;Otro&quot;)" office:value-type="string" office:string-value="Castaño" calcext:value-type="string">
            <text:p>Castaño</text:p>
          </table:table-cell>
          <table:table-cell table:formula="of:=IF([.C9]&gt;[.D9];[.C10];[.D10])" office:value-type="string" office:string-value="Verde" calcext:value-type="string">
            <text:p>Verde</text:p>
          </table:table-cell>
          <table:table-cell table:formula="of:=IF([.E6]&gt;[.C6];[.E6]+[.C6];AVERAGE([.C6:.E6]))" office:value-type="float" office:value="69" calcext:value-type="float">
            <text:p>69</text:p>
          </table:table-cell>
          <table:table-cell table:style-name="ce4" table:formula="of:=IF(OR([.C11]=&quot;Rubio&quot;;[.D11]=&quot;Rubio&quot;);&quot;ok&quot;;&quot;nook&quot;)" office:value-type="string" office:string-value="ok" calcext:value-type="string">
            <text:p>ok</text:p>
          </table:table-cell>
          <table:table-cell table:style-name="ce2" table:formula="of:=IF([.D8]&gt;[.D7];[.D5];[.D10])" office:value-type="float" office:value="167" calcext:value-type="float">
            <text:p>167</text:p>
          </table:table-cell>
          <table:table-cell table:style-name="ce4" table:formula="of:=IF(AND([.C10]=&quot;Verde&quot;;[.D10]=&quot;Verde&quot;);&quot;Verde&quot;;[.E10])" office:value-type="string" office:string-value="Verde" calcext:value-type="string">
            <text:p>Verde</text:p>
          </table:table-cell>
          <table:table-cell table:style-name="ce2" table:formula="of:=IF(OR([.C9:.E9])&gt;100;&quot;Mas de 100&quot;;&quot;Menos de100&quot;)" office:value-type="string" office:string-value="Menos de100" calcext:value-type="string">
            <text:p>Menos de100</text:p>
          </table:table-cell>
          <table:table-cell table:style-name="ce2" table:formula="of:=IF(AND([.C5]&gt;180;[.D5]&gt;160);&quot;Altos&quot;;&quot;No clasificados&quot;)" office:value-type="string" office:string-value="Altos" calcext:value-type="string">
            <text:p>Altos</text:p>
          </table:table-cell>
          <table:table-cell table:style-name="ce2" table:formula="of:=IF(OR([.C5]&gt;180;[.D5]&lt;180);&quot;Juan mas alto&quot;;&quot;Juan es mas bajo&quot;)" office:value-type="string" office:string-value="Juan mas alto" calcext:value-type="string">
            <text:p>Juan mas alto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7T22:38:01.562000000</dc:date>
    <meta:editing-duration>PT2H2M11S</meta:editing-duration>
    <meta:editing-cycles>7</meta:editing-cycles>
    <meta:generator>LibreOffice/7.4.2.3$Windows_x86 LibreOffice_project/382eef1f22670f7f4118c8c2dd222ec7ad009daf</meta:generator>
    <meta:document-statistic meta:table-count="1" meta:cell-count="51" meta:object-count="0"/>
  </office:meta>
</office:document-meta>
</file>